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f8a1" officeooo:paragraph-rsid="0014f8a1" style:font-size-asian="14pt" style:font-size-complex="14pt"/>
    </style:style>
    <style:style style:name="P2" style:family="paragraph" style:parent-style-name="Standard">
      <style:text-properties fo:font-size="14pt" officeooo:rsid="0014f8a1" officeooo:paragraph-rsid="001529d9" style:font-size-asian="14pt" style:font-size-complex="14pt"/>
    </style:style>
    <style:style style:name="P3" style:family="paragraph" style:parent-style-name="Standard">
      <style:text-properties fo:font-size="14pt" officeooo:rsid="0014f8a1" officeooo:paragraph-rsid="0016f94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4f8a1" officeooo:paragraph-rsid="00189cd7" style:font-size-asian="14pt" style:font-size-complex="14pt"/>
    </style:style>
    <style:style style:name="P5" style:family="paragraph" style:parent-style-name="Standard">
      <style:text-properties fo:font-size="14pt" officeooo:rsid="001529d9" officeooo:paragraph-rsid="001529d9" style:font-size-asian="14pt" style:font-size-complex="14pt"/>
    </style:style>
    <style:style style:name="P6" style:family="paragraph" style:parent-style-name="Standard">
      <style:text-properties fo:font-size="14pt" officeooo:rsid="001529d9" officeooo:paragraph-rsid="0016f948" style:font-size-asian="14pt" style:font-size-complex="14pt"/>
    </style:style>
    <style:style style:name="P7" style:family="paragraph" style:parent-style-name="Standard">
      <style:text-properties fo:font-size="14pt" officeooo:rsid="0016f948" officeooo:paragraph-rsid="0016f948" style:font-size-asian="14pt" style:font-size-complex="14pt"/>
    </style:style>
    <style:style style:name="P8" style:family="paragraph" style:parent-style-name="Standard">
      <style:text-properties fo:font-size="14pt" fo:font-weight="bold" officeooo:rsid="001529d9" officeooo:paragraph-rsid="0016f94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6f948" officeooo:paragraph-rsid="0016f94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89cd7" officeooo:paragraph-rsid="00189cd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89cd7" officeooo:paragraph-rsid="00189cd7" style:font-size-asian="14pt" style:font-weight-asian="normal" style:font-size-complex="14pt" style:font-weight-complex="normal"/>
    </style:style>
    <style:style style:name="T1" style:family="text">
      <style:text-properties officeooo:rsid="0014f8a1"/>
    </style:style>
    <style:style style:name="T2" style:family="text">
      <style:text-properties officeooo:rsid="001529d9"/>
    </style:style>
    <style:style style:name="T3" style:family="text">
      <style:text-properties officeooo:rsid="0016f94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9cd7" style:font-weight-asian="normal" style:font-weight-complex="normal"/>
    </style:style>
    <style:style style:name="T6" style:family="text">
      <style:text-properties fo:font-weight="bold" officeooo:rsid="00189cd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ASSIGNMENT ANSWERS</text:span></text:p>
      <text:p text:style-name="P1"/>
      <text:p text:style-name="P1">1. Entity Type Rule:</text:p>
      <text:p text:style-name="P1"><text:tab/>Student(StdNo,StdName,StdAddress,StdCity,StdState,StdZip,StdEmail,PRIMARY KEY(StdNo))</text:p>
      <text:p text:style-name="P1">Loan(LoanNo,ProcDate,DisbMethod,DisbBank,DateAuth,NoteValue,Subsidized,Rate,PRIMARY KEY(LoanNo))</text:p>
      <text:p text:style-name="P1">Lender(LenderNo,LenderName,PRIMARY KEY(LenderNo))</text:p>
      <text:p text:style-name="P1">Institution(InstID,InstName,InstMascot,PRIMARY KEY(InstId))</text:p>
      <text:p text:style-name="P1">DisburesLine(DateSent,Amount,OrigFee,GuarFee,PRIMARY KEY(DateSent))</text:p>
      <text:p text:style-name="P1"/>
      <text:p text:style-name="P1">2. 1-M Relationship Rule:</text:p>
      <text:p text:style-name="P1"/>
      <text:p text:style-name="P1">Loan(..........,FOREIGN KEY(StdNo) REFERENCES Student,</text:p>
      <text:p text:style-name="P2"><text:tab/><text:tab/>FOREIGN KEY(Loan<text:span text:style-name="T2">No</text:span>) REFERENCES Loan,</text:p>
      <text:p text:style-name="P3"><text:tab/><text:tab/>FOREIGN KEY(<text:span text:style-name="T2">LenderNo</text:span>) REFERENCES <text:span text:style-name="T2">Lender,</text:span></text:p>
      <text:p text:style-name="P3"><text:tab/><text:tab/><text:span text:style-name="T3">CONSTRAINT StdNo NOT NULL,</text:span></text:p>
      <text:p text:style-name="P3"><text:tab/><text:tab/><text:span text:style-name="T3">CONSTRAINT LoanNo NOT NULL,</text:span></text:p>
      <text:p text:style-name="P3"><text:tab/><text:tab/><text:span text:style-name="T3">CONSTRAINT LenderNo NOT NULL</text:span>)</text:p>
      <text:p text:style-name="P6">DisburseLine(.......,<text:span text:style-name="T1">FOREIGN KEY(Loan</text:span>No<text:span text:style-name="T1">) REFERENCES Loan,</text:span></text:p>
      <text:p text:style-name="P6"><text:tab/><text:tab/><text:tab/> <text:span text:style-name="T3">CONSTRAINT LoanNo NOT NULL</text:span>)</text:p>
      <text:p text:style-name="P5"/>
      <text:p text:style-name="P5">3. M-N Relationship Rule:</text:p>
      <text:p text:style-name="P5"/>
      <text:p text:style-name="P5">Not applicable here as there are no M-N Relationships here.</text:p>
      <text:p text:style-name="P5"/>
      <text:p text:style-name="P5">4. Identifying Relationship Ruke:</text:p>
      <text:p text:style-name="P5"/>
      <text:p text:style-name="P5">DisburseLine(<text:span text:style-name="T1">.......,</text:span>PRIMARY KEY(LoanNo),</text:p>
      <text:p text:style-name="P5"><text:span text:style-name="T1"><text:tab/><text:tab/><text:tab/>FOREIGN.........</text:span>)</text:p>
      <text:p text:style-name="P5"/>
      <text:p text:style-name="P6">5.</text:p>
      <text:p text:style-name="P9">Rules Used: </text:p>
      <text:p text:style-name="P7"><text:tab/>1. Entity Type Rule</text:p>
      <text:p text:style-name="P7"><text:tab/>2. 1-M Relationship Rule</text:p>
      <text:p text:style-name="P7"/>
      <text:p text:style-name="P8"><text:span text:style-name="T3">Table Design:</text:span></text:p>
      <text:p text:style-name="P6">Account(Acctid,<text:span text:style-name="T3">AcctDecomposedId,AcctName,Balance,PRIMARY KEY(Acctid),FOREIGN KEY(AcctDecomposedId) REFERENCES Account</text:span>)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6.</text:p>
      <text:p text:style-name="P9">Rules Used:</text:p>
      <text:p text:style-name="P9"><text:tab/><text:span text:style-name="T4">1. Entity Type Rule</text:span></text:p>
      <text:p text:style-name="P9"><text:span text:style-name="T4"><text:tab/>2. </text:span><text:span text:style-name="T5">M-N Relationship Rule</text:span></text:p>
      <text:p text:style-name="P9"><text:span text:style-name="T5"/></text:p>
      <text:p text:style-name="P10">Table Design:</text:p>
      <text:p text:style-name="P11">Owner(OwnId,OwnName,OwnPhone,PRIMARY KEY(OwnId))<text:line-break/>Property(PropId,BldgName,UnitNo,Bdrms,PRIMARY KEY(PropId))</text:p>
      <text:p text:style-name="P11">Share(StartWeek,EndWeek,PRIMARY KEY(OwnId,PropId),</text:p>
      <text:p text:style-name="P11"><text:tab/>FOREIGN KEY(OwnId) REFERENCES Owner,</text:p>
      <text:p text:style-name="P11"><text:tab/>FOREIGN KEY(PropId) REFERENCES Proper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4:32:59.865153020</meta:creation-date>
    <dc:date>2020-03-05T15:16:54.153745724</dc:date>
    <meta:editing-duration>PT9M12S</meta:editing-duration>
    <meta:editing-cycles>1</meta:editing-cycles>
    <meta:document-statistic meta:table-count="0" meta:image-count="0" meta:object-count="0" meta:page-count="2" meta:paragraph-count="36" meta:word-count="118" meta:character-count="1404" meta:non-whitespace-character-count="1297"/>
    <meta:generator>LibreOffice/6.0.7.3$Linux_X86_64 LibreOffice_project/00m0$Build-3</meta:generator>
  </office:meta>
</office:document-meta>
</file>